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Light"/>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d29" officeooo:paragraph-rsid="0006ad29"/>
    </style:style>
    <style:style style:name="P2" style:family="paragraph" style:parent-style-name="Standard">
      <style:text-properties officeooo:paragraph-rsid="00092708"/>
    </style:style>
    <style:style style:name="P3" style:family="paragraph" style:parent-style-name="Standard">
      <style:text-properties officeooo:paragraph-rsid="00098a1e"/>
    </style:style>
    <style:style style:name="P4" style:family="paragraph" style:parent-style-name="Standard">
      <style:text-properties officeooo:paragraph-rsid="000ab8ce"/>
    </style:style>
    <style:style style:name="P5" style:family="paragraph" style:parent-style-name="Standard">
      <style:text-properties officeooo:rsid="000c90e2" officeooo:paragraph-rsid="000c90e2"/>
    </style:style>
    <style:style style:name="P6" style:family="paragraph" style:parent-style-name="Standard">
      <style:text-properties officeooo:rsid="00090fca" officeooo:paragraph-rsid="00098a1e"/>
    </style:style>
    <style:style style:name="P7" style:family="paragraph" style:parent-style-name="Standard">
      <style:text-properties officeooo:paragraph-rsid="000f3613"/>
    </style:style>
    <style:style style:name="P8" style:family="paragraph" style:parent-style-name="Standard">
      <style:text-properties officeooo:rsid="0008baca" officeooo:paragraph-rsid="000f3613"/>
    </style:style>
    <style:style style:name="P9" style:family="paragraph" style:parent-style-name="Standard">
      <style:text-properties officeooo:paragraph-rsid="001303c6"/>
    </style:style>
    <style:style style:name="P10" style:family="paragraph" style:parent-style-name="Standard">
      <style:text-properties officeooo:rsid="0014eb3e" officeooo:paragraph-rsid="0014eb3e"/>
    </style:style>
    <style:style style:name="P11" style:family="paragraph" style:parent-style-name="Standard">
      <style:text-properties officeooo:rsid="00167ca0" officeooo:paragraph-rsid="00167ca0"/>
    </style:style>
    <style:style style:name="P12" style:family="paragraph" style:parent-style-name="Standard">
      <style:text-properties officeooo:paragraph-rsid="00167ca0"/>
    </style:style>
    <style:style style:name="P13" style:family="paragraph" style:parent-style-name="Standard">
      <style:text-properties officeooo:rsid="00187285" officeooo:paragraph-rsid="00187285"/>
    </style:style>
    <style:style style:name="P14" style:family="paragraph" style:parent-style-name="Standard">
      <style:text-properties officeooo:paragraph-rsid="001ba97e"/>
    </style:style>
    <style:style style:name="P15" style:family="paragraph" style:parent-style-name="Standard">
      <style:text-properties officeooo:paragraph-rsid="001d7ef6"/>
    </style:style>
    <style:style style:name="P16" style:family="paragraph" style:parent-style-name="Standard">
      <style:text-properties officeooo:paragraph-rsid="001e2221"/>
    </style:style>
    <style:style style:name="P17" style:family="paragraph" style:parent-style-name="Standard">
      <style:text-properties officeooo:rsid="001ee0ab" officeooo:paragraph-rsid="001ee0ab"/>
    </style:style>
    <style:style style:name="P18" style:family="paragraph" style:parent-style-name="Standard">
      <style:text-properties officeooo:paragraph-rsid="001ee0ab"/>
    </style:style>
    <style:style style:name="P19" style:family="paragraph" style:parent-style-name="Standard">
      <style:text-properties officeooo:paragraph-rsid="0020cffa"/>
    </style:style>
    <style:style style:name="P20" style:family="paragraph" style:parent-style-name="Standard">
      <style:text-properties officeooo:paragraph-rsid="00220ca8"/>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Footnote">
      <style:text-properties officeooo:rsid="0013dc6e" officeooo:paragraph-rsid="0013dc6e"/>
    </style:style>
    <style:style style:name="P24" style:family="paragraph" style:parent-style-name="Footnote">
      <style:text-properties officeooo:rsid="001e2221" officeooo:paragraph-rsid="001e2221"/>
    </style:style>
    <style:style style:name="P25" style:family="paragraph" style:parent-style-name="Footnote">
      <style:text-properties officeooo:rsid="001ee0ab" officeooo:paragraph-rsid="001ee0ab"/>
    </style:style>
    <style:style style:name="P26" style:family="paragraph" style:parent-style-name="Footnote">
      <style:text-properties officeooo:rsid="001f0e4c" officeooo:paragraph-rsid="001f0e4c"/>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Standard" style:list-style-name="Française">
      <style:text-properties officeooo:rsid="00092708" officeooo:paragraph-rsid="00092708"/>
    </style:style>
    <style:style style:name="P29" style:family="paragraph" style:parent-style-name="Standard" style:list-style-name="L3"/>
    <style:style style:name="P30" style:family="paragraph" style:parent-style-name="Standard" style:list-style-name="L5"/>
    <style:style style:name="P31" style:family="paragraph" style:parent-style-name="Standard" style:list-style-name="L5">
      <style:text-properties officeooo:paragraph-rsid="000f3613"/>
    </style:style>
    <style:style style:name="P32" style:family="paragraph" style:parent-style-name="Standard">
      <style:text-properties officeooo:rsid="001a756c" officeooo:paragraph-rsid="001a756c"/>
    </style:style>
    <style:style style:name="P33" style:family="paragraph" style:parent-style-name="Standard" style:list-style-name="L8"/>
    <style:style style:name="P34" style:family="paragraph" style:parent-style-name="Standard" style:list-style-name="L8">
      <style:text-properties officeooo:paragraph-rsid="001a756c"/>
    </style:style>
    <style:style style:name="P35" style:family="paragraph" style:parent-style-name="Standard">
      <style:text-properties officeooo:rsid="001ba97e"/>
    </style:style>
    <style:style style:name="P36" style:family="paragraph" style:parent-style-name="Standard" style:list-style-name="L9">
      <style:text-properties officeooo:paragraph-rsid="0020cffa"/>
    </style:style>
    <style:style style:name="P37" style:family="paragraph" style:parent-style-name="Standard">
      <style:text-properties officeooo:rsid="00220ca8" officeooo:paragraph-rsid="00220ca8"/>
    </style:style>
    <style:style style:name="P38" style:family="paragraph" style:parent-style-name="Standard" style:list-style-name="L10">
      <style:text-properties officeooo:rsid="00220ca8" officeooo:paragraph-rsid="00220ca8"/>
    </style:style>
    <style:style style:name="P39" style:family="paragraph" style:parent-style-name="Standard" style:list-style-name="L10">
      <style:text-properties officeooo:paragraph-rsid="00220ca8"/>
    </style:style>
    <style:style style:name="P40" style:family="paragraph" style:parent-style-name="Standard" style:list-style-name="L11">
      <style:text-properties officeooo:rsid="001ee0ab" officeooo:paragraph-rsid="001ee0ab"/>
    </style:style>
    <style:style style:name="P41" style:family="paragraph" style:parent-style-name="Standard" style:list-style-name="L11">
      <style:text-properties officeooo:rsid="001f0e4c" officeooo:paragraph-rsid="001f0e4c"/>
    </style:style>
    <style:style style:name="P42" style:family="paragraph" style:parent-style-name="Standard" style:list-style-name="Française"/>
    <style:style style:name="P43" style:family="paragraph" style:parent-style-name="Standard" style:list-style-name="Française">
      <style:text-properties officeooo:paragraph-rsid="00092708"/>
    </style:style>
    <style:style style:name="P44" style:family="paragraph" style:parent-style-name="Standard" style:list-style-name="Française">
      <style:text-properties officeooo:paragraph-rsid="00098a1e"/>
    </style:style>
    <style:style style:name="P45" style:family="paragraph" style:parent-style-name="Standard" style:list-style-name="Française">
      <style:text-properties officeooo:paragraph-rsid="000ab8ce"/>
    </style:style>
    <style:style style:name="P46" style:family="paragraph" style:parent-style-name="Standard">
      <style:text-properties officeooo:paragraph-rsid="00290473"/>
    </style:style>
    <style:style style:name="P47" style:family="paragraph" style:parent-style-name="Heading_20_1">
      <style:paragraph-properties fo:break-before="page"/>
    </style:style>
    <style:style style:name="P48" style:family="paragraph" style:parent-style-name="Conseils" style:list-style-name="Française">
      <style:text-properties officeooo:paragraph-rsid="0011287f"/>
    </style:style>
    <style:style style:name="P49" style:family="paragraph" style:parent-style-name="Conseils">
      <style:paragraph-properties fo:text-align="center" style:justify-single-word="false"/>
      <style:text-properties fo:font-weight="bold" style:font-weight-asian="bold" style:font-weight-complex="bold"/>
    </style:style>
    <style:style style:name="T1" style:family="text">
      <style:text-properties officeooo:rsid="00090fca"/>
    </style:style>
    <style:style style:name="T2" style:family="text">
      <style:text-properties officeooo:rsid="00092708"/>
    </style:style>
    <style:style style:name="T3" style:family="text">
      <style:text-properties officeooo:rsid="00098a1e"/>
    </style:style>
    <style:style style:name="T4" style:family="text">
      <style:text-properties officeooo:rsid="000ab8ce"/>
    </style:style>
    <style:style style:name="T5" style:family="text">
      <style:text-properties officeooo:rsid="000c90e2"/>
    </style:style>
    <style:style style:name="T6" style:family="text">
      <style:text-properties officeooo:rsid="000f3613"/>
    </style:style>
    <style:style style:name="T7" style:family="text">
      <style:text-properties officeooo:rsid="0011287f"/>
    </style:style>
    <style:style style:name="T8" style:family="text">
      <style:text-properties officeooo:rsid="001303c6"/>
    </style:style>
    <style:style style:name="T9" style:family="text">
      <style:text-properties officeooo:rsid="0015ed32"/>
    </style:style>
    <style:style style:name="T10" style:family="text">
      <style:text-properties officeooo:rsid="001a19b5"/>
    </style:style>
    <style:style style:name="T11" style:family="text">
      <style:text-properties officeooo:rsid="001a756c"/>
    </style:style>
    <style:style style:name="T12" style:family="text">
      <style:text-properties officeooo:rsid="001ba97e"/>
    </style:style>
    <style:style style:name="T13" style:family="text">
      <style:text-properties officeooo:rsid="001d7ef6"/>
    </style:style>
    <style:style style:name="T14" style:family="text">
      <style:text-properties officeooo:rsid="001e2221"/>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fr1" style:family="graphic" style:parent-style-name="Frame">
      <style:graphic-properties fo:margin-left="0cm" fo:margin-right="0cm" fo:margin-top="1cm" fo:margin-bottom="1cm" style:run-through="foreground" style:wrap="none" style:vertical-pos="top" style:vertical-rel="baseline"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middle" style:vertical-rel="baseline" style:horizontal-pos="from-left" style:horizontal-rel="paragraph" fo:padding="0.049cm" fo:border="0.06pt solid #000000" style:shadow="none" draw:shadow-opacity="100%" loext:rel-width-rel="paragraph"/>
    </style:style>
    <style:style style:name="fr3" style:family="graphic" style:parent-style-name="Indication">
      <style:graphic-properties style:vertical-pos="middle" style:vertical-rel="baseline" draw:fill-image-width="0cm" draw:fill-image-height="0cm"/>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text:p>
      <text:p text:style-name="Subtitle">Structure, contenu, qualification et présentat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27"><text:a xlink:type="simple" xlink:href="#__RefHeading___Toc1097_1726528542" text:style-name="Index_20_Link" text:visited-style-name="Index_20_Link">1 Commencer avec de bonnes pratiques<text:tab/>3</text:a></text:p>
          <text:p text:style-name="P27"><text:a xlink:type="simple" xlink:href="#__RefHeading___Toc2_894573289" text:style-name="Index_20_Link" text:visited-style-name="Index_20_Link">2 Qu'est-ce qu'un document ?<text:tab/>3</text:a></text:p>
          <text:p text:style-name="P27"><text:a xlink:type="simple" xlink:href="#__RefHeading___Toc1099_1726528542" text:style-name="Index_20_Link" text:visited-style-name="Index_20_Link">3 Comment (d)écrire un document ?<text:tab/>4</text:a></text:p>
          <text:p text:style-name="P27"><text:a xlink:type="simple" xlink:href="#__RefHeading___Toc1101_1726528542" text:style-name="Index_20_Link" text:visited-style-name="Index_20_Link">4 Méthodologie avec un traitement de textes<text:tab/>4</text:a></text:p>
          <text:p text:style-name="P22"><text:a xlink:type="simple" xlink:href="#__RefHeading___Toc1103_1726528542" text:style-name="Index_20_Link" text:visited-style-name="Index_20_Link">4.a Déclaration de la structure<text:tab/>5</text:a></text:p>
          <text:p text:style-name="P22"><text:a xlink:type="simple" xlink:href="#__RefHeading___Toc1105_1726528542" text:style-name="Index_20_Link" text:visited-style-name="Index_20_Link">4.b La vue de présentation<text:tab/>6</text:a></text:p>
          <text:p text:style-name="P22"><text:a xlink:type="simple" xlink:href="#__RefHeading___Toc1107_1726528542" text:style-name="Index_20_Link" text:visited-style-name="Index_20_Link">4.c La vue qualifiée<text:tab/>6</text:a></text:p>
          <text:p text:style-name="P27"><text:a xlink:type="simple" xlink:href="#__RefHeading___Toc1109_1726528542" text:style-name="Index_20_Link" text:visited-style-name="Index_20_Link">5 Les modèles<text:tab/>6</text:a></text:p>
          <text:p text:style-name="P22"><text:a xlink:type="simple" xlink:href="#__RefHeading___Toc1111_1726528542" text:style-name="Index_20_Link" text:visited-style-name="Index_20_Link">5.a Créer un modèle<text:tab/>6</text:a></text:p>
          <text:p text:style-name="P22"><text:a xlink:type="simple" xlink:href="#__RefHeading___Toc1113_1726528542" text:style-name="Index_20_Link" text:visited-style-name="Index_20_Link">5.b Appliquer un modèle<text:tab/>7</text:a></text:p>
          <text:p text:style-name="P27"><text:a xlink:type="simple" xlink:href="#__RefHeading___Toc1115_1726528542" text:style-name="Index_20_Link" text:visited-style-name="Index_20_Link">6 Les liens dans les documents<text:tab/>7</text:a></text:p>
          <text:p text:style-name="P22"><text:a xlink:type="simple" xlink:href="#__RefHeading___Toc1117_1726528542" text:style-name="Index_20_Link" text:visited-style-name="Index_20_Link">6.a Quelles entités ?<text:tab/>7</text:a></text:p>
          <text:p text:style-name="P22"><text:a xlink:type="simple" xlink:href="#__RefHeading___Toc1119_1726528542" text:style-name="Index_20_Link" text:visited-style-name="Index_20_Link">6.b La nature des liens<text:tab/>7</text:a></text:p>
          <text:p text:style-name="P22"><text:a xlink:type="simple" xlink:href="#__RefHeading___Toc1121_1726528542" text:style-name="Index_20_Link" text:visited-style-name="Index_20_Link">6.c Les documents maîtres<text:tab/>8</text:a></text:p>
          <text:p text:style-name="P27"><text:a xlink:type="simple" xlink:href="#__RefHeading___Toc1123_1726528542" text:style-name="Index_20_Link" text:visited-style-name="Index_20_Link">7 Modifications et révisions<text:tab/>8</text:a></text:p>
        </text:index-body>
      </text:table-of-content>
      <text:p text:style-name="Standard"/>
      <text:h text:style-name="P47" text:outline-level="1"><text:bookmark-start text:name="__RefHeading___Toc1097_1726528542"/>Commencer avec de bonnes pratiques<text:bookmark-end text:name="__RefHeading___Toc1097_1726528542"/></text:h>
      <text:p text:style-name="P1">Les traitement de texte ont été conçus pour… manipuler du texte. Comprendre comment on arrive à manipuler un texte avec un ordinateur, c’est avant tout <text:span text:style-name="Strong_20_Emphasis">comprendre ce qu’est un texte</text:span>, définir les termes spécifiques à ce domaine : caractères, paragraphes, titres, sections, chapitres, police, typographie, alinéa, etc. </text:p>
      <text:p text:style-name="P1">Il faut aussi <text:span text:style-name="Strong_20_Emphasis">comprendre ce que traitement automatique signifie</text:span> : copier, coller, numéroter, remplacer, indexer, échanger, imprimer…</text:p>
      <text:p text:style-name="P1">Il faut ensuite avoir quelques <text:span text:style-name="Strong_20_Emphasis">compétences à propos du monde numérique</text:span> pour évaluer en quoi une pratique est bonne ou pas. </text:p>
      <text:p text:style-name="P2"><text:span text:style-name="T1">Les documents sont le résultat d’une démarche. Le résultat est bien meilleur quand la démarche est réfléchie. Des questions générales contribuent à cette réflexion : q</text:span>uel type de document <text:span text:style-name="T1">dois-je produire ?</text:span> <text:span text:style-name="T1">Avec </text:span>quel plan ? <text:span text:style-name="T1">Q</text:span>uelles structures <text:span text:style-name="T1">le composent ?</text:span> <text:span text:style-name="T1">Q</text:span>uelles informations <text:span text:style-name="T1">le désignent</text:span> ? </text:p>
      <text:p text:style-name="P2">Il y a <text:span text:style-name="T2">donc </text:span>plus que des mots dans un texte. On distingue dans un document textuel numérisé des informations de structure, de contenu, de présentation et des méta-données. Une bonne pratique <text:span text:style-name="T1">consiste à identifier et désigner toutes ces informations. </text:span></text:p>
      <text:p text:style-name="P2"><text:span text:style-name="T2">Pour réaliser cette tâche de désignation, l’utilisateur</text:span> interagit avec la machine par un langage formalisé : dans le cas du traitement de textes, c'est basé sur des interactions graphiques (en opposition à des langages de description, dans un fichier source…). <text:span text:style-name="T2">L</text:span>a compréhension du langage d'interaction permet de faire un bon document. <text:span text:style-name="T2">Mais distinguer un bon d’un mauvais document n’est pas si facile. Voici quelques règle que nous vous donnons en introduction. </text:span></text:p>
      <text:list xml:id="list8141683107387107834" text:style-name="Française">
        <text:list-item>
          <text:p text:style-name="P28">Ne pas aérer les paragraphes avec la touche entrée,</text:p>
        </text:list-item>
        <text:list-item>
          <text:p text:style-name="P43">évite<text:span text:style-name="T2">r</text:span> la mise en forme directe,</text:p>
        </text:list-item>
        <text:list-item>
          <text:p text:style-name="P43">ne <text:span text:style-name="T2">pas </text:span>rép<text:span text:style-name="T2">é</text:span>te<text:span text:style-name="T2">r</text:span> pas <text:span text:style-name="T2">deux</text:span> fois la même <text:span text:style-name="T2">manipulation,</text:span> </text:p>
        </text:list-item>
        <text:list-item>
          <text:p text:style-name="P43">ne <text:span text:style-name="T2">pas </text:span>saisi<text:span text:style-name="T2">r</text:span> pas <text:span text:style-name="T2">deux</text:span> fois la même info<text:span text:style-name="T2">rmation comme un </text:span>titre <text:span text:style-name="T2">ou un</text:span> auteur,</text:p>
        </text:list-item>
        <text:list-item>
          <text:p text:style-name="P43">ne <text:span text:style-name="T2">pas saisir des valeurs qui sont susceptibles de varier :</text:span> références, numéros de page, table des matières, bibliographies,...</text:p>
        </text:list-item>
      </text:list>
      <text:p text:style-name="P2"><text:span text:style-name="T2">Ce sont des règles générales, auxquelles on peut parfois déroger, mais en ayant bien compris l’impact de ne pas les respecter. Par exemple comprendre qu’il ne faut </text:span>pas utiliser <text:span text:style-name="T2">la touche </text:span>entrée pour aérer les paragraphes <text:span text:style-name="T2">ne peut être compris que si on peut comprendre et illustrer les conséquences par exemple sur le rendu imprimé selon différents formats de papier.</text:span></text:p>
      <text:h text:style-name="Heading_20_1" text:outline-level="1"><text:bookmark-start text:name="__RefHeading___Toc2_894573289"/>Qu'est-ce qu'un document ? <text:bookmark-end text:name="__RefHeading___Toc2_894573289"/></text:h>
      <text:p text:style-name="P6">Un document c’est :</text:p>
      <text:list xml:id="list214817049308804" text:continue-numbering="true" text:style-name="Française">
        <text:list-item>
          <text:p text:style-name="P44">Une suite de caractères : <text:span text:style-name="Emphasis">vue séquentielle</text:span></text:p>
        </text:list-item>
        <text:list-item>
          <text:p text:style-name="P42">Un titre, un résumé, <text:span text:style-name="T3">une </text:span>intro<text:span text:style-name="T3">duction</text:span>, <text:span text:style-name="T3">une </text:span>thèse/anti-thèse/synthèse, <text:span text:style-name="T3">une </text:span>conclusion,... <text:span text:style-name="Emphasis">vue structurée</text:span> </text:p>
        </text:list-item>
        <text:list-item>
          <text:p text:style-name="P42">Des sections, sous-sections, sous-sous-sections, des listes, sous-listes etc... , <text:span text:style-name="Emphasis">vue hiérarchique, arborescente</text:span></text:p>
        </text:list-item>
        <text:list-item>
          <text:p text:style-name="P44">Un auteur, une date de création, des dates de modifications,... <text:span text:style-name="Emphasis">vue qualifiée</text:span></text:p>
        </text:list-item>
        <text:list-item>
          <text:p text:style-name="P44">Des pages, des colonnes, des lignes, du gras, de l'italique, des encadrés,... <text:span text:style-name="Emphasis">vue de l'apparence, la présentation</text:span></text:p>
        </text:list-item>
      </text:list>
      <text:p text:style-name="Standard"/>
      <text:p text:style-name="Standard">Toutes ces informations sont importantes. On peut les rassembler sous <text:span text:style-name="T3">quatre</text:span> groupes</text:p>
      <text:list xml:id="list4012010045015158976" text:style-name="L3">
        <text:list-item>
          <text:p text:style-name="P29">Le contenu : la suite de caractères</text:p>
        </text:list-item>
        <text:list-item>
          <text:p text:style-name="P29">La structure : identification des paragraphes, des titres, des sections, etc... et identification de l'organisation de ces éléments.</text:p>
        </text:list-item>
        <text:list-item>
          <text:p text:style-name="P29">La présentation : <text:span text:style-name="T3">q</text:span>uelle est leur apparence graphiqu<text:span text:style-name="T3">e ?</text:span></text:p>
        </text:list-item>
        <text:list-item>
          <text:p text:style-name="P29"><text:soft-page-break/>La vue qualifiée : Quelles sont les informations à propos du document : auteur, titre, résumé, date de création,… ?</text:p>
        </text:list-item>
      </text:list>
      <text:p text:style-name="Standard">Contenu, structure et présentation sont importants pour diffuser le message porté par le document mais le contenu et la structure définissent le document. <text:span text:style-name="T3">L</text:span>a présentation peut être changée : pensez à une version en braille, une version pour smartphone, une version à imprimer,… <text:span text:style-name="T3">L</text:span>a vue qualifiée est importante pour des traitements sur des ensembles de documents (ranger, rechercher,…<text:span text:style-name="T4">)</text:span></text:p>
      <text:p text:style-name="Standard"/>
      <text:h text:style-name="Heading_20_1" text:outline-level="1"><text:bookmark-start text:name="__RefHeading___Toc1099_1726528542"/>Comment (d)écrire un document ? <text:bookmark-end text:name="__RefHeading___Toc1099_1726528542"/></text:h>
      <text:p text:style-name="Standard"><text:span text:style-name="T3">Un </text:span>document est décrit par un <text:span text:style-name="Strong_20_Emphasis">langage</text:span> de description ! <text:span text:style-name="T3">Ce langage peut être </text:span>basé sur des commandes graphiques <text:span text:style-name="T3">comme des </text:span>des clics dans les menus, <text:span text:style-name="T3">de</text:span>s appuis de touches, etc. <text:span text:style-name="T3">C’est par exemple ce qui est proposé dans les logiciels de traitement de textes comme L</text:span><text:span text:style-name="Logiciel">ibreoffice</text:span>, <text:span text:style-name="T3">W</text:span><text:span text:style-name="Logiciel">ord</text:span>, …</text:p>
      <text:p text:style-name="P4">Un traitement de textes permet de saisir ces quatre types d'information <text:span text:style-name="T4">dont nous avons parlé en page </text:span><text:span text:style-name="T4"><text:bookmark-ref text:reference-format="page" text:ref-name="__RefHeading___Toc2_894573289">3</text:bookmark-ref></text:span>. Il permet aussi d'appliquer des fonctionnalités de haut niveau sur ces données (contenu, structure et présentation).</text:p>
      <text:list xml:id="list214816024498532" text:continue-list="list214817049308804" text:style-name="Française">
        <text:list-item>
          <text:p text:style-name="P45">Remplacer les a par des e,</text:p>
        </text:list-item>
        <text:list-item>
          <text:p text:style-name="P45"><text:span text:style-name="T4">d</text:span>éclarer un titre,</text:p>
        </text:list-item>
        <text:list-item>
          <text:p text:style-name="P45"><text:span text:style-name="T4">m</text:span>ettre un mot en gras,</text:p>
        </text:list-item>
        <text:list-item>
          <text:p text:style-name="P45"><text:span text:style-name="T4">g</text:span>énérer un index, une <text:span text:style-name="T4">bibliographie</text:span>, une table des matières,</text:p>
        </text:list-item>
        <text:list-item>
          <text:p text:style-name="P45"><text:span text:style-name="T4">r</text:span>éordonner les sections,</text:p>
        </text:list-item>
        <text:list-item>
          <text:p text:style-name="P45"><text:span text:style-name="T4">c</text:span>hanger la présentation de tous les titres,</text:p>
        </text:list-item>
        <text:list-item>
          <text:p text:style-name="P45">… </text:p>
        </text:list-item>
      </text:list>
      <text:p text:style-name="P3"><text:span text:style-name="T3">Le langage peut aussi être basé </text:span>sur des commandes textuelles. <text:span text:style-name="T3">Dans ce cas, un texte </text:span><text:span text:style-name="Emphasis">source</text:span> décrit le document <text:span text:style-name="T3">et </text:span>un programme <text:span text:style-name="Emphasis">calcule</text:span> le rendu graphique <text:span text:style-name="T3">à partir de ce texte source. C’est par exemple :</text:span> <text:span text:style-name="Logiciel">HTML</text:span>, <text:span text:style-name="Logiciel">LaTeX. </text:span>Un éditeur de texte permet de saisir du contenu uniquement. Parfois ce</text:p>
      <text:p text:style-name="Standard">contenu peut être un texte qui <text:span text:style-name="Emphasis">décrit</text:span> un document. <text:span text:style-name="T4">C’est donc avec un un éditeur de texte que nous créons des documents </text:span><text:span text:style-name="Logiciel"><text:span text:style-name="T4">HTML</text:span></text:span><text:span text:style-name="T4"> ou </text:span><text:span text:style-name="Logiciel"><text:span text:style-name="T4">LaTeX</text:span></text:span><text:span text:style-name="T4">.</text:span></text:p>
      <text:p text:style-name="P4"><text:span text:style-name="T4">À titre d’exemple, e</text:span>ssayez de saisir <text:span text:style-name="T4">le texte source (ou encore </text:span><text:span text:style-name="Emphasis"><text:span text:style-name="T4">code</text:span></text:span><text:span text:style-name="T4"> source) </text:span><text:s/>dans un éditeur de textes et de l'enregistrer dans votre espace personnel sous le nom <text:span text:style-name="Source_20_Text">pageWeb.html</text:span> puis de l'ouvrir avec le navigateur.</text:p>
      <text:p text:style-name="Exemple_20_de_20_code"><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text:bookmark-start text:name="__RefHeading___Toc1101_1726528542"/>Méthodologie avec un traitement de textes<text:bookmark-end text:name="__RefHeading___Toc1101_1726528542"/></text:h>
      <text:p text:style-name="Standard">Principalement, la méthodologie la plus efficace est de faire les choses dans l'ordre suivan<text:span text:style-name="T5">t :</text:span></text:p>
      <text:list xml:id="list7134988592176845591" text:style-name="L5">
        <text:list-item>
          <text:p text:style-name="P31">Ajouter du contenu. <text:span text:style-name="T6">V</text:span>ous saisissez juste le contenu avec le clavier, mais <text:span text:style-name="T6">vous </text:span>oubliez la mise en forme, <text:span text:style-name="T6">vous </text:span>respectez le sens des touches entrée, espace, tabulation <text:span text:style-name="T6">et vous r</text:span>espectez la typographie, <text:span text:style-name="T6">en plus de l’orthographe et la grammaire</text:span>.</text:p>
        </text:list-item>
        <text:list-item>
          <text:p text:style-name="P30">Effectuer des déclarations de structure,</text:p>
        </text:list-item>
        <text:list-item>
          <text:p text:style-name="P30">Effectuer la présentation en se basant sur la structure.</text:p>
        </text:list-item>
      </text:list>
      <text:p text:style-name="P5">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text:bookmark-start text:name="__RefHeading___Toc1103_1726528542"/><text:soft-page-break/>Déclaration de la structure<text:bookmark-end text:name="__RefHeading___Toc1103_1726528542"/></text:h>
      <text:p text:style-name="Standard">La touche espace permet de <text:span text:style-name="T5">distingu</text:span>er les mots, comme certaines touches de ponctuation. Le mot est l'un des éléments structurels de base. La touche entrée permet de <text:span text:style-name="T5">distinguer </text:span>des paragraphes. Les titres, listes et autres éléments de structure sont déclarés à l'aide de <text:span text:style-name="T5">ce qui est présenté dans la plupart des logiciels comme de</text:span>s styles. C'est là un abus de langage.</text:p>
      <text:p text:style-name="P9"><draw:frame draw:style-name="fr1" draw:name="Cadre1" text:anchor-type="as-char" svg:width="17cm" style:rel-width="100%" draw:z-index="2"><draw:text-box fo:min-height="9.28cm"><text:p text:style-name="Illustration"><draw:frame draw:style-name="fr4" draw:name="Image1" text:anchor-type="paragraph" svg:width="4.27cm" svg:height="7.25cm" draw:z-index="3"><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text:span text:style-name="Logiciel">Libre</text:span><text:span text:style-name="Logiciel"><text:span text:style-name="T6">O</text:span></text:span><text:span text:style-name="Logiciel">ffice</text:span> : Mais ce <text:span text:style-name="T6">s</text:span>ont des éléments structurels.</text:p></draw:text-box></draw:frame>Les <text:span text:style-name="T7">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text:span>parties impliquent une rupture de page : comme par exemple une page de titre, une préface, une table des matières, un index, … <text:span text:style-name="T8">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span><text:span text:style-name="T8"><text:note text:id="ftn1" text:note-class="footnote"><text:note-citation>1</text:note-citation><text:note-body><text:p text:style-name="P23">Pour les initiés, on retrouve ces flux dans <text:span text:style-name="Logiciel">HTML</text:span> ou <text:span text:style-name="Logiciel">LaTeX</text:span>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text:span><text:span text:style-name="T8"> donc </text:span>un <text:span text:style-name="Emphasis">flux de </text:span><text:span text:style-name="Emphasis"><text:span text:style-name="T8">caractères</text:span></text:span><text:span text:style-name="Emphasis">, </text:span>un <text:span text:style-name="Emphasis">flux de paragraphes</text:span>, <text:span text:style-name="T8">un </text:span><text:span text:style-name="Emphasis">flux de </text:span><text:span text:style-name="Emphasis"><text:span text:style-name="T8">pages</text:span></text:span><text:span text:style-name="T8">, des </text:span><text:span text:style-name="Emphasis"><text:span text:style-name="T8">listes</text:span></text:span><text:span text:style-name="T8"> et des </text:span><text:span text:style-name="Emphasis"><text:span text:style-name="T8">flottants</text:span></text:span><text:span text:style-name="T8">. Les différents styles suivent cette catégorisation. </text:span></text:p>
      <text:p text:style-name="Standard"><text:soft-page-break/><draw:frame draw:style-name="fr3" draw:name="Cadre3" text:anchor-type="as-char" svg:width="17cm" style:rel-width="100%" draw:z-index="4"><draw:text-box fo:min-height="0.75cm"><text:p text:style-name="Standard">Erreurs communes</text:p><text:list xml:id="list214816949436162" text:continue-list="list214816024498532" text:style-name="Française"><text:list-item><text:p text:style-name="P42">Ne pas aligner/décaler des parties de textes avec des espace<text:span text:style-name="T9">s</text:span></text:p><text:list><text:list-item><text:p text:style-name="P42">Pourquoi ? le changement de police, de taille etc vont remettre en cause l'alignement ; le traitement de textes peut calculer des espacements en fonction de l'environnement ;</text:p></text:list-item><text:list-item><text:p text:style-name="P42">Comment ? il faut modifier le format du paragraphe, utiliser des tabulations</text:p></text:list-item></text:list></text:list-item><text:list-item><text:p text:style-name="P42">Ne pas aérer les paragraphes ou titres avec des changement de paragraphe (retour à la ligne ou touche <text:s/>entrée)</text:p><text:list><text:list-item><text:p text:style-name="P42">Pourquoi ? Vous risquez de violer le traitement des veuves (titre seul en bas de page) et orphelines (ligne seule en haut de page) ; vous risquez de ne plus commencer les page en haut ; vous avez sans doute besoin de reproduire cela à chaque titre et vous perdez votre t<text:span text:style-name="T7">e</text:span>mps.</text:p></text:list-item><text:list-item><text:p text:style-name="P42">Comment ? il faut modifier le format du paragraphe, utiliser les espacements avant et après.</text:p></text:list-item></text:list></text:list-item></text:list></draw:text-box></draw:frame></text:p>
      <text:p text:style-name="P10">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text:bookmark-start text:name="__RefHeading___Toc1105_1726528542"/>La vue de présentation<text:bookmark-end text:name="__RefHeading___Toc1105_1726528542"/></text:h>
      <text:p text:style-name="P12">Comment devez-vous agir sur la présentation ? <text:span text:style-name="T9">Le bon principe est d’agir directement sur l’apparence des structures que vous avez utilisées. </text:span><text:s/><text:span text:style-name="T9">Le mauvais principe est d’utiliser le formatage direct, c’est-à-dire d’indiquer directement pour chaque partie de texte, au cas par cas, son apparence. Il faut penser en </text:span><text:span text:style-name="Strong_20_Emphasis"><text:span text:style-name="T9">règles</text:span></text:span><text:span text:style-name="T9"> de présentation et non en </text:span><text:span text:style-name="Emphasis"><text:span text:style-name="T9">présentation</text:span></text:span><text:span text:style-name="T9">. Vous pourrez alors passer d’une apparence à une autre beaucoup plus rapidement et efficacement. </text:span></text:p>
      <text:p text:style-name="P11">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P13">Comment procéder ? Dans <text:span text:style-name="Logiciel">LibreOffice</text:span>, le menu style et formatage permet de définir ces règles (touche F11). </text:p>
      <text:h text:style-name="Heading_20_2" text:outline-level="2"><text:bookmark-start text:name="__RefHeading___Toc1107_1726528542"/>La vue qualifiée<text:bookmark-end text:name="__RefHeading___Toc1107_1726528542"/></text:h>
      <text:p text:style-name="Standard">Comment utilisez-vous la vue qualifiée ? Dans le menu <text:span text:style-name="Menu">Fichier/propriétés</text:span> <text:span text:style-name="T10">vous trouvez la définition du </text:span>titre <text:span text:style-name="T10">du document</text:span>, <text:span text:style-name="T10">le </text:span>résumé, <text:span text:style-name="T10">les mots-clef, </text:span>… <text:span text:style-name="T10">D</text:span>ans <text:span text:style-name="Menu">Fichier/Options/Données d'identi</text:span><text:span text:style-name="Menu"><text:span text:style-name="T10">t</text:span></text:span><text:span text:style-name="Menu">é</text:span> <text:s/><text:span text:style-name="T10">ce sont les informations à propos de l’</text:span>auteur. <text:span text:style-name="T10">Enfin d’autres méta-données comme les dates de création sont créées automatiquement. D’autres sont </text:span><text:span text:style-name="Emphasis"><text:span text:style-name="T10">calculées</text:span></text:span><text:span text:style-name="T10"> automatiquement comme le nombre de mots utilisés etc. </text:span></text:p>
      <text:p text:style-name="Standard"><text:span text:style-name="T10">Les informations de la vue qualifiée peuvent être insérées sous forme de contenu dans le document. Pour cela utilisez le menu </text:span><text:span text:style-name="Menu">Insertion/champs</text:span>. </text:p>
      <text:h text:style-name="Heading_20_1" text:outline-level="1"><text:bookmark-start text:name="__RefHeading___Toc1109_1726528542"/><text:soft-page-break/>Les modèles<text:bookmark-end text:name="__RefHeading___Toc1109_1726528542"/></text:h>
      <text:p text:style-name="Standard"><text:span text:style-name="T10">U</text:span>n modèle <text:span text:style-name="T10">de document est lui-même un document, mais contenant </text:span>des styles particuliers, du <text:span text:style-name="T10">contenu </text:span>pré-rempli <text:span text:style-name="T10">(du texte, des images, …). Un modèle permet de créer rapidement un document, ou permet d’uniformiser la création de documents. C’est par exemple les lettres de relance, ou encore une façon d’appliquer une charte graphique dans une organisation. </text:span></text:p>
      <text:h text:style-name="Heading_20_2" text:outline-level="2"><text:bookmark-start text:name="__RefHeading___Toc1111_1726528542"/>Créer un modèle<text:bookmark-end text:name="__RefHeading___Toc1111_1726528542"/></text:h>
      <text:p text:style-name="P32">Il suffit de :</text:p>
      <text:list xml:id="list6817848501484373021" text:style-name="L8">
        <text:list-item>
          <text:p text:style-name="P34">crée<text:span text:style-name="T11">r</text:span> un nouveau document</text:p>
        </text:list-item>
        <text:list-item>
          <text:p text:style-name="P33">y défini<text:span text:style-name="T11">r</text:span> les styles, <text:span text:style-name="T11">y ajouter le contenu voulu</text:span>,</text:p>
        </text:list-item>
        <text:list-item>
          <text:p text:style-name="P33"><text:span text:style-name="T11">l’e</text:span>nregistre<text:span text:style-name="T11">r</text:span> sous forme de modèle <text:span text:style-name="T11">par </text:span><text:span text:style-name="Menu"><text:span text:style-name="T11">Fichier/Modèle/Enregistrer comme modèle</text:span></text:span><text:span text:style-name="T11">. </text:span></text:p>
        </text:list-item>
      </text:list>
      <text:p text:style-name="Standard"><text:span text:style-name="T11">Il est possible et judicieux de</text:span> regrouper <text:span text:style-name="T11">les modèles </text:span>dans un <text:span text:style-name="T11">dossier</text:span> unique <text:span text:style-name="T11">p</text:span>our faciliter leur utilisation.</text:p>
      <text:h text:style-name="Heading_20_2" text:outline-level="2"><text:bookmark-start text:name="__RefHeading___Toc1113_1726528542"/>Appliquer un modèle<text:bookmark-end text:name="__RefHeading___Toc1113_1726528542"/></text:h>
      <text:p text:style-name="P46"><text:span text:style-name="T11">Pour appliquer un modèle sur un document existant, par exemple pour appliquer une charte graphique recommandée, </text:span>il faut regarder dans la boîte des styles <text:span text:style-name="T11">(F11), </text:span>et <text:span text:style-name="Menu">charger les styles </text:span>en cochant bien les cases <text:span text:style-name="T11">correspondant aux éléments </text:span>que l'on veut importer et si on veut écraser les styles existants. <text:span text:style-name="T11">Voir l’illustration </text:span><text:span text:style-name="T11"><text:sequence-ref text:reference-format="chapter" text:ref-name="refIllustration1">5.b</text:sequence-ref></text:span><text:span text:style-name="T11"><text:sequence-ref text:reference-format="value" text:ref-name="refIllustration1">2</text:sequence-ref></text:span><text:span text:style-name="T11">. Pour créer un nouveau document selon le modèle, il suffit de suivre les indications à partir du menu </text:span><text:span text:style-name="Menu"><text:span text:style-name="T11">Fichier-Nouveau-Modèles.</text:span></text:span></text:p>
      <text:p text:style-name="P46"><text:span text:style-name="Menu"><text:span text:style-name="T11"><draw:frame draw:style-name="fr2" draw:name="Cadre2" text:anchor-type="as-char" svg:width="17cm" style:rel-width="100%" draw:z-index="0"><draw:text-box fo:min-height="4.949cm"><text:p text:style-name="Illustration"><draw:frame draw:style-name="fr5" draw:name="Image2" text:anchor-type="paragraph" svg:width="5.069cm" style:rel-width="30%" svg:height="4.36cm" style:rel-height="scale" draw:z-index="1"><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text:span></text:span></text:p>
      <text:h text:style-name="Heading_20_1" text:outline-level="1"><text:bookmark-start text:name="__RefHeading___Toc1115_1726528542"/>Les liens dans les documents<text:bookmark-end text:name="__RefHeading___Toc1115_1726528542"/></text:h>
      <text:p text:style-name="P35">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P14"><text:span text:style-name="T12">Le traitement de texte permet de créer ces </text:span>liens entre différentes entités. <text:span text:style-name="T12">Pour expliquer comment procéder, il faut d’abord préciser ce que peut être une </text:span><text:span text:style-name="Emphasis">entité</text:span>, <text:span text:style-name="T12">comment on peut </text:span><text:span text:style-name="Emphasis"><text:span text:style-name="T12">l’identifier</text:span></text:span><text:span text:style-name="T12"> et quelle peut être la </text:span><text:span text:style-name="Emphasis"><text:span text:style-name="T12">nature</text:span></text:span><text:span text:style-name="T12"> de ces liens. </text:span></text:p>
      <text:h text:style-name="Heading_20_2" text:outline-level="2"><text:bookmark-start text:name="__RefHeading___Toc1117_1726528542"/><text:soft-page-break/>Quelles entités ? <text:bookmark-end text:name="__RefHeading___Toc1117_1726528542"/></text:h>
      <text:p text:style-name="P15"><text:span text:style-name="T13">Chaque partie de document, chaque élément structurel du document est une entité </text:span><text:span text:style-name="Emphasis"><text:span text:style-name="T13">interne </text:span></text:span><text:span text:style-name="T13">: u</text:span>ne section, <text:span text:style-name="T13">un paragraphe, </text:span>un élément de liste,… <text:span text:style-name="T13">Il est également possible de définir ses propres entités par </text:span><text:span text:style-name="Menu"><text:span text:style-name="T13">Insertion/Repère de texte</text:span></text:span><text:span text:style-name="T13">. </text:span></text:p>
      <text:p text:style-name="P16"><text:span text:style-name="T13">Mais les liens peuvent porter sur des éléments </text:span><text:span text:style-name="Emphasis"><text:span text:style-name="T13">externes</text:span></text:span><text:span text:style-name="T13"> au document : </text:span>un autre document textuel, une table de tableur, une image, … </text:p>
      <text:p text:style-name="P16">Comment identifier <text:span text:style-name="T14">ces entités ? Il existe des normes pour faire référence à des documents externes</text:span><text:span text:style-name="T14"><text:note text:id="ftn2" text:note-class="footnote"><text:note-citation>2</text:note-citation><text:note-body><text:p text:style-name="P24">Les adresses URL par exemple en font partie. </text:p></text:note-body></text:note></text:span><text:span text:style-name="T14">. Le plus simple est l’adresse d’un fichier sur votre disque dur. Pour les entités internes le traitement de texte gère les références grâce à la structure et <text:s/>aux </text:span>repères de texte. <text:span text:style-name="T14">Le menu </text:span><text:span text:style-name="Menu"><text:span text:style-name="T14">Insertion/Renvoi</text:span></text:span><text:span text:style-name="T14"> permet de gérer ces liens. </text:span></text:p>
      <text:h text:style-name="Heading_20_2" text:outline-level="2"><text:bookmark-start text:name="__RefHeading___Toc1119_1726528542"/>La nature des liens<text:bookmark-end text:name="__RefHeading___Toc1119_1726528542"/></text:h>
      <text:p text:style-name="P15">Les liens peuvent être établis pour effectuer une <text:span text:style-name="Emphasis">inclusion</text:span> d’un autre document (image, diagramme, texte, …). Note: vous pouvez voir apparaître un message du genre "ce document contient des références externes"… <text:span text:style-name="T13">dans le cas où des inclusions externes ont été effectuées. </text:span></text:p>
      <text:p text:style-name="P15"><text:span text:style-name="T13">L’autre nature de lien est de permettre un </text:span><text:span text:style-name="Emphasis">renvoi</text:span> <text:span text:style-name="T13">grâce auquel on pourra afficher une référence, un numéro de page ou d’illustration,… et éventuellement suivre ce renvoi en cliquant sur la référence comme on le fait dans les documents du Web. </text:span></text:p>
      <text:p text:style-name="P16">Les liens peuvent être <text:span text:style-name="Strong_20_Emphasis">statiques</text:span>. Une fois inclus, une <text:span text:style-name="Emphasis">copie</text:span> est réalisée dans le document. </text:p>
      <text:p text:style-name="P16">Les liens peuvent être <text:span text:style-name="Strong_20_Emphasis">dynamiques</text:span>. <text:span text:style-name="T13">C’est-à-dire que si le document lié change, alors votre document qui y fait référence sera changé aussi. </text:span>C'est aussi ce qu'on appelle des <text:span text:style-name="Emphasis">documents composites</text:span>. <text:span text:style-name="T13">Les i</text:span>ntérêts <text:span text:style-name="T13">sont de </text:span>partager le <text:span text:style-name="T13">même</text:span> document lié dans de nombreux documents <text:span text:style-name="T13">différents plutôt que de faire autant de copies, ou encore de permettre de </text:span>changer le contenu du document lié. <text:span text:style-name="T14">Le document qui l'inclut sera automatiquement</text:span> m<text:span text:style-name="T14">is </text:span>à jour. <text:span text:style-name="T14">L’i</text:span>nconvénient <text:span text:style-name="T14">principal est lié à la diffusion. Q</text:span>uand on transmet <text:span text:style-name="T14">un document contenant ces inclusions, </text:span>on doit aussi transmettre les documents inclus. </text:p>
      <text:h text:style-name="Heading_20_2" text:outline-level="2"><text:bookmark-start text:name="__RefHeading___Toc1121_1726528542"/>Les documents maîtres<text:bookmark-end text:name="__RefHeading___Toc1121_1726528542"/></text:h>
      <text:p text:style-name="P19"><text:span text:style-name="T17">Lors de l’écriture d’un très grand document, ou bien même lorsqu’on veut écrire un rapport composé de plusieurs parties dont chacune doit être réalisée par un auteur différent, on a souvent recours à des documents maîtres. L’idée est la suivante : </text:span>un document décomposé en plusieurs sous-documents, <text:span text:style-name="T17">u</text:span>n document maître comprend <text:span text:style-name="T17">rassemble ces parties. Il contient :</text:span></text:p>
      <text:list xml:id="list2225976333840405429" text:style-name="L9">
        <text:list-item>
          <text:p text:style-name="P36">des liens vers d'autres documents,</text:p>
        </text:list-item>
        <text:list-item>
          <text:p text:style-name="P36">des tables et indexes <text:span text:style-name="T17">et </text:span></text:p>
        </text:list-item>
        <text:list-item>
          <text:p text:style-name="P36">quelques parties de texte <text:span text:style-name="T17">comme par exemple le résumé,… </text:span></text:p>
        </text:list-item>
      </text:list>
      <text:p text:style-name="P37">L’avantage principal est que vous obtenez sans effort une uniformisation de présentation en présence de plusieurs auteurs ! </text:p>
      <text:p text:style-name="P20">Quelques principes <text:span text:style-name="T17">régissent les documents maître dans </text:span><text:span text:style-name="Logiciel"><text:span text:style-name="T17">LibreOffice </text:span></text:span><text:span text:style-name="T17">:</text:span></text:p>
      <text:list xml:id="list2236273488482961312" text:style-name="L10">
        <text:list-item>
          <text:p text:style-name="P39">Les styles du document maître s'appliquent sur les documents liés. <text:span text:style-name="T18">C’est-à-dire que l</text:span>es styles des documents liés sont <text:span text:style-name="T18">remplacés par ceux définis dans le maître</text:span>, mais <text:span text:style-name="T18">ils ne sont </text:span>pas <text:span text:style-name="T18">effacés </text:span>dans les documents d'origine. <text:span text:style-name="T18">Ce n’est qu’une règle de priorité. </text:span>Les styles nouveaux <text:span text:style-name="T18">et personnalisés </text:span>des documents liés sont inclus dans le document maître.</text:p>
        </text:list-item>
        <text:list-item>
          <text:p text:style-name="P39">Si on crée un document maître en incluant des fichiers existants, alors le style du document maître est celui du premier document inclus.</text:p>
        </text:list-item>
        <text:list-item>
          <text:p text:style-name="P39"><text:span text:style-name="T18">I</text:span>l faut /actualiser/ le document maître pour faire apparaître les modifications faites dans les sous-documents.</text:p>
        </text:list-item>
        <text:list-item>
          <text:p text:style-name="P38">Les documents maître sont crées par <text:span text:style-name="Menu">Fichier/Nouveau/Document maître</text:span>.</text:p>
        </text:list-item>
      </text:list>
      <text:h text:style-name="Heading_20_1" text:outline-level="1"><text:bookmark-start text:name="__RefHeading___Toc1123_1726528542"/><text:soft-page-break/>Modifications et révisions<text:bookmark-end text:name="__RefHeading___Toc1123_1726528542"/></text:h>
      <text:p text:style-name="Standard"><text:span text:style-name="T15">Écrire un document ne se fait pas souvent linéairement. Nous y revenons sans cesse. Nous apportons des corrections, nous restructurons. </text:span>Dans un travail collaboratif, <text:span text:style-name="T15">nous sommes plusieurs à effectuer ce travail d’édition, parfois en même temps. Il est important pour cela de suivre les évolutions, pouvoir revenir à une </text:span><text:span text:style-name="Strong_20_Emphasis"><text:span text:style-name="T15">version</text:span></text:span><text:span text:style-name="T15"> antérieure, contrôler les </text:span><text:span text:style-name="Strong_20_Emphasis"><text:span text:style-name="T15">modifications</text:span></text:span><text:span text:style-name="T15">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span><text:span text:style-name="T15"><text:note text:id="ftn3" text:note-class="footnote"><text:note-citation>3</text:note-citation><text:note-body><text:p text:style-name="P26">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text:span><text:span text:style-name="T15">. </text:span></text:p>
      <text:p text:style-name="P17">Ils sont capables de :</text:p>
      <text:list xml:id="list3710385606811538188" text:style-name="L11">
        <text:list-item>
          <text:p text:style-name="P40">suivre des modifications en mettant en évidence les parties supprimées, insérées,… </text:p>
        </text:list-item>
        <text:list-item>
          <text:p text:style-name="P40">valider ou refuser des modifications,</text:p>
        </text:list-item>
        <text:list-item>
          <text:p text:style-name="P40">enregistrer des versions,</text:p>
        </text:list-item>
        <text:list-item>
          <text:p text:style-name="P41">comparer des versions,</text:p>
        </text:list-item>
        <text:list-item>
          <text:p text:style-name="P40">fusionner des versions,</text:p>
        </text:list-item>
        <text:list-item>
          <text:p text:style-name="P40">rétablir des versions antérieures,</text:p>
        </text:list-item>
        <text:list-item>
          <text:p text:style-name="P40">ajouter des commentaires,</text:p>
        </text:list-item>
      </text:list>
      <text:p text:style-name="P18"><text:span text:style-name="T15">de telle sorte qu’il devient possible de f</text:span>aire circuler un document entre plusieurs personnes <text:span text:style-name="T15">beaucoup plus facilement pour travailler de façon collaborative</text:span><text:span text:style-name="T15"><text:note text:id="ftn4" text:note-class="footnote"><text:note-citation>4</text:note-citation><text:note-body><text:p text:style-name="P25">Une autre manière plus moderne désormais de collaborer est de travailler avec des outils en ligne.</text:p></text:note-body></text:note></text:span><text:span text:style-name="T15">. Remarquez que beaucoup d’utilisateurs ne connaissent pas ces outils et continuent de s’échanger des documents par mail, avec des </text:span>pratiques de numérotation <text:s/>de noms de fichier <text:span text:style-name="T16">(</text:span><text:span text:style-name="Source_20_Text"><text:span text:style-name="T16">docV1</text:span></text:span><text:span text:style-name="T16">, </text:span><text:span text:style-name="Source_20_Text"><text:span text:style-name="T16">docV2</text:span></text:span><text:span text:style-name="T16">,…) si bien qu’en quelques échanges on perd très régulièrement une partie du travail.</text:span></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Light"/>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9cm" fo:margin-bottom="1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solid" draw:fill-color="#aea79f" draw:fill-image-width="0cm" draw:fill-image-height="0cm"/>
      <style:paragraph-properties fo:margin-top="0.42cm" fo:margin-bottom="0.499cm" loext:contextual-spacing="false" style:page-number="auto" fo:background-color="#aea79f"/>
      <style:text-properties fo:font-size="18pt" fo:font-weight="bold"/>
    </style:style>
    <style:style style:name="Heading_20_2" style:display-name="Heading 2" style:family="paragraph" style:parent-style-name="Heading" style:next-style-name="Text_20_body" style:default-outline-level="2" style:class="text">
      <loext:graphic-properties draw:fill="solid" draw:fill-color="#cccccc" draw:fill-image-width="0cm" draw:fill-image-height="0cm"/>
      <style:paragraph-properties fo:margin-left="0cm" fo:margin-right="0cm" fo:margin-top="0.353cm" fo:margin-bottom="0.212cm" loext:contextual-spacing="false" fo:text-indent="0cm" style:auto-text-indent="false" fo:background-color="#cccccc"/>
      <style:text-properties fo:font-size="115%" fo:font-weight="bold" style:font-size-asian="115%" style:font-weight-asian="bold" style:font-size-complex="115%" style:font-weight-complex="bold"/>
    </style:style>
    <style:style style:name="Exemple_20_de_20_code" style:display-name="Exemple de code" style:family="paragraph" style:parent-style-name="Standard">
      <style:paragraph-properties fo:margin-left="1cm" fo:margin-right="0cm" fo:margin-top="0.4cm" fo:margin-bottom="0.4cm" loext:contextual-spacing="false" fo:text-align="start" style:justify-single-word="false" fo:text-indent="0cm" style:auto-text-indent="false" fo:padding="0.499cm" fo:border-left="4pt solid #cccccc" fo:border-right="none" fo:border-top="none" fo:border-bottom="none" style:shadow="none"/>
      <style:text-properties style:font-name="Liberation Mono" fo:font-family="'Liberation Mono'" style:font-style-name="Normal" style:font-family-generic="modern" style:font-pitch="fixed" style:font-size-asian="10.5pt"/>
    </style:style>
    <style:style style:name="Illustration" style:family="paragraph" style:parent-style-name="Caption" style:class="extra"/>
    <style:style style:name="Conseils" style:family="paragraph" style:parent-style-name="Standard" style:master-page-name="">
      <loext:graphic-properties draw:fill="solid" draw:fill-color="#ffffcc" draw:fill-image-width="0cm" draw:fill-image-height="0cm"/>
      <style:paragraph-properties fo:margin-left="0cm" fo:margin-right="0cm" fo:margin-top="0.3cm" fo:margin-bottom="0.3cm" loext:contextual-spacing="true" fo:text-align="start" style:justify-single-word="false" fo:text-indent="0cm" style:auto-text-indent="false" style:page-number="auto" fo:background-color="#ffffcc" fo:padding="0cm" fo:border="none" style:shadow="none" fo:keep-with-next="auto">
        <style:tab-stops/>
      </style:paragraph-properties>
      <style:text-properties fo:font-style="italic" fo:background-color="transparen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color="#ff3333"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color="#6666ff" fo:font-style="italic" style:font-style-asian="italic" style:font-style-complex="italic"/>
    </style:style>
    <style:style style:name="Logiciel" style:family="text">
      <style:text-properties fo:font-variant="small-caps" style:font-name="Liberation Serif1" fo:font-family="'Liberation Serif'" style:font-style-name="Normal" style:font-family-generic="roman" style:font-pitch="variable" fo:font-size="11pt" fo:background-color="transparent" style:font-size-asian="10.5pt" loext:shadow="none"/>
    </style:style>
    <style:style style:name="Teletyp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Menu" style:family="text">
      <style:text-properties fo:color="#666666" style:font-name="Liberation Sans1" fo:font-family="'Liberation Sans'" style:font-style-name="Normal" style:font-family-generic="swiss" style:font-pitch="variable" fo:font-size="11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ndication" style:family="graphic" style:parent-style-name="Frame">
      <style:graphic-properties svg:width="17cm" style:rel-width="100%" fo:min-height="0.75cm" text:anchor-type="as-char" svg:x="1.679cm" svg:y="-3.605cm" fo:margin-left="0cm" fo:margin-right="0cm" fo:margin-top="0.201cm" fo:margin-bottom="0.201cm" style:wrap="none" style:vertical-pos="top" style:vertical-rel="baseline" style:horizontal-pos="from-left" style:horizontal-rel="paragraph" fo:background-color="#ffff99" draw:fill="solid" draw:fill-color="#ffff99" draw:fill-image-width="0cm" draw:fill-image-height="0cm" fo:padding="0.3cm" fo:border="1.5pt solid #000000" style:shadow="none" draw:shadow-opacity="100%" loext:rel-width-rel="paragraph" draw:textarea-vertical-align="middl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Français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Ubuntu"/>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Ubuntu"/>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Ubuntu"/>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Ubuntu"/>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Ubuntu"/>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Ubuntu"/>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Ubuntu"/>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Ubuntu"/>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Ubuntu"/>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6-27T12:09:24.332278909</meta:creation-date>
    <dc:date>2016-06-27T21:48:15.749917188</dc:date>
    <dc:creator>Marc Tommasi</dc:creator>
    <meta:editing-duration>PT3H53M3S</meta:editing-duration>
    <meta:editing-cycles>20</meta:editing-cycles>
    <meta:generator>LibreOffice/5.1.3.2$Linux_X86_64 LibreOffice_project/10m0$Build-2</meta:generator>
    <meta:document-statistic meta:table-count="0" meta:image-count="2" meta:object-count="0" meta:page-count="9" meta:paragraph-count="134" meta:word-count="2959" meta:character-count="18425" meta:non-whitespace-character-count="15603"/>
  </office:meta>
</office:document-meta>
</file>